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/>
    </style:style>
    <style:style style:name="T3" style:parent-style-name="Fuentedepárrafopredeter." style:family="text">
      <style:text-properties style:font-name="Arial"/>
    </style:style>
    <style:style style:name="T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/>
    </style:style>
    <style:style style:name="P6" style:parent-style-name="Standard" style:family="paragraph">
      <style:text-properties style:font-name="Arial"/>
    </style:style>
    <style:style style:name="T7" style:parent-style-name="Fuentedepárrafopredeter." style:family="text">
      <style:text-properties style:font-name="Arial"/>
    </style:style>
    <style:style style:name="T8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Arial"/>
    </style:style>
    <style:style style:name="P10" style:parent-style-name="Standard" style:family="paragraph">
      <style:text-properties style:font-name="Arial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T26" style:parent-style-name="Fuentedepárrafopredeter." style:family="text">
      <style:text-properties style:font-name="Arial"/>
    </style:style>
    <style:style style:name="T2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Arial"/>
    </style:style>
    <style:style style:name="P29" style:parent-style-name="Standard" style:family="paragraph">
      <style:text-properties style:font-name="Arial"/>
    </style:style>
    <style:style style:name="T30" style:parent-style-name="Fuentedepárrafopredeter." style:family="text">
      <style:text-properties style:font-name="Arial"/>
    </style:style>
    <style:style style:name="T31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Arial"/>
    </style:style>
    <style:style style:name="P33" style:parent-style-name="Standard" style:family="paragraph">
      <style:text-properties style:font-name="Arial"/>
    </style:style>
    <style:style style:name="T34" style:parent-style-name="Fuentedepárrafopredeter." style:family="text">
      <style:text-properties style:font-name="Arial"/>
    </style:style>
    <style:style style:name="T35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T39" style:parent-style-name="Fuentedepárrafopredeter." style:family="text">
      <style:text-properties style:font-name="Arial"/>
    </style:style>
    <style:style style:name="T4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T44" style:parent-style-name="Fuentedepárrafopredeter." style:family="text">
      <style:text-properties style:font-name="Arial"/>
    </style:style>
    <style:style style:name="T45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Arial"/>
    </style:style>
    <style:style style:name="P47" style:parent-style-name="Standard" style:family="paragraph">
      <style:text-properties style:font-name="Arial"/>
    </style:style>
    <style:style style:name="T48" style:parent-style-name="Fuentedepárrafopredeter." style:family="text">
      <style:text-properties style:font-name="Arial"/>
    </style:style>
    <style:style style:name="T4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Arial"/>
    </style:style>
    <style:style style:name="P51" style:parent-style-name="Standard" style:family="paragraph">
      <style:text-properties style:font-name="Arial"/>
    </style:style>
    <style:style style:name="T52" style:parent-style-name="Fuentedepárrafopredeter." style:family="text">
      <style:text-properties style:font-name="Arial"/>
    </style:style>
    <style:style style:name="T53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Arial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P57" style:parent-style-name="Standard" style:family="paragraph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T63" style:parent-style-name="Fuentedepárrafopredeter." style:family="text">
      <style:text-properties style:font-name="Arial"/>
    </style:style>
    <style:style style:name="T6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T68" style:parent-style-name="Fuentedepárrafopredeter." style:family="text">
      <style:text-properties style:font-name="Arial"/>
    </style:style>
    <style:style style:name="T6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T73" style:parent-style-name="Fuentedepárrafopredeter." style:family="text">
      <style:text-properties style:font-name="Arial"/>
    </style:style>
    <style:style style:name="T7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font-name="Arial"/>
    </style:style>
    <style:style style:name="P76" style:parent-style-name="Standard" style:family="paragraph">
      <style:text-properties style:font-name="Arial"/>
    </style:style>
    <style:style style:name="T77" style:parent-style-name="Fuentedepárrafopredeter." style:family="text">
      <style:text-properties style:font-name="Arial"/>
    </style:style>
    <style:style style:name="T78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name="Arial"/>
    </style:style>
    <style:style style:name="P80" style:parent-style-name="Standard" style:family="paragraph">
      <style:text-properties style:font-name="Arial"/>
    </style:style>
    <style:style style:name="T81" style:parent-style-name="Fuentedepárrafopredeter." style:family="text">
      <style:text-properties style:font-name="Arial"/>
    </style:style>
    <style:style style:name="T8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font-name="Arial"/>
    </style:style>
    <style:style style:name="P84" style:parent-style-name="Standard" style:family="paragraph">
      <style:text-properties style:font-name="Arial"/>
    </style:style>
    <style:style style:name="T85" style:parent-style-name="Fuentedepárrafopredeter." style:family="text">
      <style:text-properties style:font-name="Arial"/>
    </style:style>
    <style:style style:name="T86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="Arial"/>
    </style:style>
    <style:style style:name="T88" style:parent-style-name="Fuentedepárrafopredeter." style:family="text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T95" style:parent-style-name="Fuentedepárrafopredeter." style:family="text">
      <style:text-properties style:font-name="Arial"/>
    </style:style>
    <style:style style:name="T96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T103" style:parent-style-name="Fuentedepárrafopredeter." style:family="text">
      <style:text-properties style:font-name="Arial"/>
    </style:style>
    <style:style style:name="T10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T109" style:parent-style-name="Fuentedepárrafopredeter." style:family="text">
      <style:text-properties style:font-name="Arial"/>
    </style:style>
    <style:style style:name="T11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T116" style:parent-style-name="Fuentedepárrafopredeter." style:family="text">
      <style:text-properties style:font-name="Arial"/>
    </style:style>
    <style:style style:name="T117" style:parent-style-name="Fuentedepárrafopredeter." style:family="text">
      <style:text-properties style:font-name="Arial"/>
    </style:style>
    <style:style style:name="T118" style:parent-style-name="Fuentedepárrafopredeter." style:family="text">
      <style:text-properties style:font-name="Arial"/>
    </style:style>
    <style:style style:name="T11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T123" style:parent-style-name="Fuentedepárrafopredeter." style:family="text">
      <style:text-properties style:font-name="Arial"/>
    </style:style>
    <style:style style:name="T12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T129" style:parent-style-name="Fuentedepárrafopredeter." style:family="text">
      <style:text-properties style:font-name="Arial"/>
    </style:style>
    <style:style style:name="T13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1" style:parent-style-name="Fuentedepárrafopredeter." style:family="text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T135" style:parent-style-name="Fuentedepárrafopredeter." style:family="text">
      <style:text-properties style:font-name="Arial"/>
    </style:style>
    <style:style style:name="T136" style:parent-style-name="Fuentedepárrafopredeter." style:family="text">
      <style:text-properties style:font-name="Arial"/>
    </style:style>
    <style:style style:name="T13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T144" style:parent-style-name="Fuentedepárrafopredeter." style:family="text">
      <style:text-properties style:font-name="Arial"/>
    </style:style>
    <style:style style:name="T145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Usuario</text:span><text:span text:style-name="T3"><text:s/>(</text:span><text:span text:style-name="T4">EMAIL</text:span><text:span text:style-name="T5">,NOMBRE,APELLIDO,NACIONALIDAD)</text:span></text:p>
      <text:p text:style-name="P6"/>
      <text:p text:style-name="Standard"><text:span text:style-name="T7">Deportista(</text:span><text:span text:style-name="T8">ID_DEPORTISTA</text:span><text:span text:style-name="T9">,ID_DICIPLINA,NOMBRE,APELLIDO,PAIS,FECHA_NAC)</text:span></text:p>
      <text:p text:style-name="P10"/>
      <text:p text:style-name="Standard"><text:span text:style-name="T11">Deportista_grup(</text:span><text:span text:style-name="T12">ID_DEPOR_GRUP</text:span><text:span text:style-name="T13">,POSICION)</text:span></text:p>
      <text:p text:style-name="P14"><text:tab/>FK ID_DEPOR_GRUP → DEPORTISTA(ID_DEPORTISTA)</text:p>
      <text:p text:style-name="P15"/>
      <text:p text:style-name="Standard"><text:span text:style-name="T16">Deportista_individual(</text:span><text:span text:style-name="T17">ID_DEPOR_INDIVIDUAL</text:span><text:span text:style-name="T18">) <text:s text:c="7"/></text:span></text:p>
      <text:p text:style-name="P19"><text:tab/>FK ID_DEPOR_INDIVIDUAL → DEPORTISTA(ID_DEPORTISTA)</text:p>
      <text:p text:style-name="P20"/>
      <text:p text:style-name="Standard"><text:span text:style-name="T21">Equipo(</text:span><text:span text:style-name="T22">ID_EQUIPO</text:span><text:span text:style-name="T23">,NOMBRE,PAIS)</text:span></text:p>
      <text:p text:style-name="P24"/>
      <text:p text:style-name="P25"/>
      <text:p text:style-name="Standard"><text:span text:style-name="T26">Diciplina(</text:span><text:span text:style-name="T27">ID_DICIPLINA</text:span><text:span text:style-name="T28">,NOMBRE)</text:span></text:p>
      <text:p text:style-name="P29"/>
      <text:p text:style-name="Standard"><text:span text:style-name="T30">Evento(</text:span><text:span text:style-name="T31">ID_EVENTO</text:span><text:span text:style-name="T32">,PAIS,NOMBRE,FECH_INICIO,HORA_INICIO,INICIO,FINAL,RESULTADO)</text:span></text:p>
      <text:p text:style-name="P33"/>
      <text:p text:style-name="Standard"><text:span text:style-name="T34">Vs(</text:span><text:span text:style-name="T35">ID_EVENTO_VS</text:span><text:span text:style-name="T36">,PARTICIPANTE1,PARTICIPANTE2)</text:span></text:p>
      <text:p text:style-name="P37"><text:tab/>FK ID_EVENTO_VS → EVENTO(ID_EVENTO)</text:p>
      <text:p text:style-name="P38"/>
      <text:p text:style-name="Standard"><text:span text:style-name="T39">Masivo(</text:span><text:span text:style-name="T40">ID_EVENT_MAS</text:span><text:span text:style-name="T41">,DESCRIPCION)</text:span></text:p>
      <text:p text:style-name="P42"><text:tab/>FK ID_EVENT_MAS → EVENTO(ID_EVENTO)</text:p>
      <text:p text:style-name="P43"/>
      <text:p text:style-name="Standard"><text:span text:style-name="T44">Detalles(</text:span><text:span text:style-name="T45">ID_DETALLES</text:span><text:span text:style-name="T46">,NOMBRE_DET,DESCRIPCION)</text:span></text:p>
      <text:p text:style-name="P47"/>
      <text:p text:style-name="Standard"><text:span text:style-name="T48">Resultado(</text:span><text:span text:style-name="T49">ID_RESULTADO</text:span><text:span text:style-name="T50">,DESCRIPCION)</text:span></text:p>
      <text:p text:style-name="P51"/>
      <text:p text:style-name="Standard"><text:span text:style-name="T52">Usuario(</text:span><text:span text:style-name="T53">ID_USUARIO</text:span><text:span text:style-name="T54">,</text:span><text:span text:style-name="T55">EMAIL</text:span><text:span text:style-name="T56">,NOMBRE,APELLIDO)</text:span></text:p>
      <text:p text:style-name="P57"/>
      <text:p text:style-name="Standard"><text:span text:style-name="T58">Usuario_pago(</text:span><text:span text:style-name="T59">ID_US_PAGO</text:span><text:span text:style-name="T60">,PAGO,FECHA_PAGO)</text:span></text:p>
      <text:p text:style-name="P61"><text:tab/>FK ID_US_PAGAO → USUARIO(ID_USUARIO)</text:p>
      <text:p text:style-name="P62"/>
      <text:p text:style-name="Standard"><text:span text:style-name="T63">Usuario_invitado(</text:span><text:span text:style-name="T64">ID_US_INVI</text:span><text:span text:style-name="T65">)</text:span></text:p>
      <text:p text:style-name="P66"><text:tab/>FK <text:s/>ID_US_INVI → USUARIO(ID_USUARIO)</text:p>
      <text:p text:style-name="P67"/>
      <text:p text:style-name="Standard"><text:span text:style-name="T68">Usuario_adm(</text:span><text:span text:style-name="T69">ID_US_ADM</text:span><text:span text:style-name="T70">,ROL)</text:span></text:p>
      <text:p text:style-name="P71"><text:tab/>FK ID_US_ADM → USUARIO(ID_USUARIO)</text:p>
      <text:p text:style-name="P72"/>
      <text:p text:style-name="Standard"><text:span text:style-name="T73">Banners(</text:span><text:span text:style-name="T74">ID_BANNERS</text:span><text:span text:style-name="T75">,RUTA)</text:span></text:p>
      <text:p text:style-name="P76"/>
      <text:p text:style-name="Standard"><text:span text:style-name="T77">Notificaciones(</text:span><text:span text:style-name="T78">ID_NOTIFICACIONES</text:span><text:span text:style-name="T79">,DESCRIPCION)</text:span></text:p>
      <text:p text:style-name="P80"/>
      <text:p text:style-name="Standard"><text:span text:style-name="T81">Idioma(</text:span><text:span text:style-name="T82">ID_IDIOMA</text:span><text:span text:style-name="T83">,IDIOMA)</text:span></text:p>
      <text:p text:style-name="P84"/>
      <text:p text:style-name="Standard"><text:span text:style-name="T85">Pertenece(</text:span><text:span text:style-name="T86">ID_DEPOR_GRUP, ID_EQUIPO</text:span><text:span text:style-name="T87">,FECHA_FICHAJE</text:span><text:span text:style-name="T88">)</text:span></text:p>
      <text:p text:style-name="P89"><text:tab/>FK ID_DEPOR_GRUP → DEPORTISTA(ID_DEPORTISTA)</text:p>
      <text:p text:style-name="P90"><text:tab/>FK ID_EQUIPO → EQUIPO(ID_EQUIPO)</text:p>
      <text:p text:style-name="P91"/>
      <text:p text:style-name="P92"/>
      <text:p text:style-name="P93"/>
      <text:p text:style-name="P94"/>
      <text:soft-page-break/>
      <text:p text:style-name="Standard"><text:span text:style-name="T95">ParticipaN(</text:span><text:span text:style-name="T96">ID_EQUIPO,<text:s/></text:span><text:span text:style-name="T97">ID_DEPOR_GRUP, ID_EVENTO</text:span><text:span text:style-name="T98">)</text:span></text:p>
      <text:p text:style-name="P99"><text:tab/>FK ID_EQUIPO → EQUIPO(ID_EQUIPO)</text:p>
      <text:p text:style-name="P100"><text:tab/>FK ID_DEPOR_GRUP → DEPORTISTA_GRUP(ID_DEPOR_GRUP)</text:p>
      <text:p text:style-name="P101"><text:tab/>FK ID_EVENTO → EVENTO(ID_EVENTO)</text:p>
      <text:p text:style-name="P102"/>
      <text:p text:style-name="Standard"><text:span text:style-name="T103"><text:s/>Participa(</text:span><text:span text:style-name="T104">ID_DEPOR_INDIVIDUAL,ID_EVENTO</text:span><text:span text:style-name="T105">)</text:span></text:p>
      <text:p text:style-name="P106"><text:s text:c="7"/>FK D_DEPOR_INDIVIDUAL→ DEPORTISTA_INDIVIDUAL(ID_DEPOR_INDIVIDUAL)</text:p>
      <text:p text:style-name="P107"><text:s text:c="7"/>FK ID_EVENTO → EVENTO(ID_EVENTO)</text:p>
      <text:p text:style-name="P108"/>
      <text:p text:style-name="Standard"><text:span text:style-name="T109">Corresponde(</text:span><text:span text:style-name="T110">ID_EVENTO, ID_DICIPLINA</text:span><text:span text:style-name="T111">)</text:span></text:p>
      <text:p text:style-name="P112"><text:tab/>FK ID_EVENTO → EVENTO(ID_EVENTO)</text:p>
      <text:p text:style-name="P113"><text:tab/>FK ID_DICIPLINA → DICIPLINA(ID_DICIPLINA)</text:p>
      <text:p text:style-name="P114"/>
      <text:p text:style-name="P115"/>
      <text:p text:style-name="Standard"><text:span text:style-name="T116">Tiene(</text:span><text:span text:style-name="T117">ID_EVENT</text:span><text:span text:style-name="T118">O,</text:span><text:span text:style-name="T119"><text:s/>ID_DETALLES</text:span><text:span text:style-name="T120">)</text:span></text:p>
      <text:p text:style-name="P121"><text:tab/>FK ID_EVENTO → EVENTO(ID_EVENTO)</text:p>
      <text:p text:style-name="P122"><text:tab/>FK ID_DETALLE →<text:s/>DETALLES(ID_DETALLE)</text:p>
      <text:p text:style-name="Standard"/>
      <text:p text:style-name="Standard"/>
      <text:p text:style-name="Standard"><text:span text:style-name="T123">Prefiere(</text:span><text:span text:style-name="T124">ID_USUARIO,ID_IDIOMA</text:span><text:span text:style-name="T125">)</text:span></text:p>
      <text:p text:style-name="P126"><text:tab/>FK ID_USUARIO → USUARIO(ID_USUARIO)</text:p>
      <text:p text:style-name="P127"><text:tab/>FK ID_IDIOMA → IDIOMA(ID_IDIOMA)</text:p>
      <text:p text:style-name="P128"/>
      <text:p text:style-name="Standard"><text:span text:style-name="T129">Se_muestra(</text:span><text:span text:style-name="T130">ID_US_INVI,ID_BANNERS</text:span><text:span text:style-name="T131">)</text:span></text:p>
      <text:p text:style-name="P132"><text:tab/>FK ID_US_INVI → USUARIO_INVITADO(ID_US_INVI)</text:p>
      <text:p text:style-name="P133"><text:tab/>FK ID_BANNERS →<text:s/>BANNERS(ID_BANNERS)</text:p>
      <text:p text:style-name="P134"/>
      <text:p text:style-name="Standard"><text:span text:style-name="T135">Ingresa(</text:span><text:span text:style-name="T136">ID_US_ADM,</text:span><text:span text:style-name="T137">ID_NOTIFICACION</text:span><text:span text:style-name="T138">)</text:span></text:p>
      <text:p text:style-name="P139"><text:tab/>FK ID_US_ADM → USUARIO_ADM(ID_US_ADM)</text:p>
      <text:p text:style-name="P140"><text:tab/>FK ID_NOTIFICACION → NOTIFICACIONES(ID_NOTIFICACION)</text:p>
      <text:p text:style-name="P141"/>
      <text:p text:style-name="P142">Se_envia(ID_US_PAGO,ID_NOT)</text:p>
      <text:p text:style-name="P143"><text:tab/>FK ID_US_PAGO → USUARIO_PAGO(ID_US_PAGO)</text:p>
      <text:p text:style-name="Standard"><text:span text:style-name="T144"><text:tab/>FK ID_NOT → NOTIFICACIONES(ID_NOTIF</text:span><text:span text:style-name="T145">ICACIO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UCHETTA MAS, CARLOS</meta:initial-creator>
    <dc:creator>PUCHETTA MAS, CARLOS</dc:creator>
    <meta:creation-date>2022-07-02T14:24:00Z</meta:creation-date>
    <dc:date>2022-07-02T14:24:00Z</dc:date>
    <meta:template xlink:href="Normal" xlink:type="simple"/>
    <meta:editing-cycles>2</meta:editing-cycles>
    <meta:editing-duration>PT0S</meta:editing-duration>
    <meta:document-statistic meta:page-count="2" meta:paragraph-count="4" meta:word-count="336" meta:character-count="2180" meta:row-count="15" meta:non-whitespace-character-count="1848"/>
  </office:meta>
</office:document-meta>
</file>